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T1" style:family="text"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T2" style:family="text">
      <style:text-properties fo:font-size="11pt" fo:language="ru" fo:country="RU" style:font-size-asian="11pt" style:font-size-complex="11pt"/>
    </style:style>
    <style:style style:name="T3" style:family="text">
      <style:text-properties fo:font-size="11pt" fo:language="ru" fo:country="RU" officeooo:rsid="00024d7b" style:font-size-asian="11pt" style:font-size-complex="11pt"/>
    </style:style>
    <style:style style:name="T4" style:family="text">
      <style:text-properties fo:font-size="11pt" fo:language="ru" fo:country="RU" officeooo:rsid="0003549e" style:font-size-asian="11pt" style:font-size-complex="11pt"/>
    </style:style>
    <style:style style:name="T5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6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7" style:family="text">
      <style:text-properties fo:font-size="11pt" fo:language="en" fo:country="US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T9" style:family="text">
      <style:text-properties fo:font-size="11pt" fo:language="en" fo:country="US" fo:font-style="italic" officeooo:rsid="00024d7b" style:font-size-asian="11pt" style:font-style-asian="italic" style:font-size-complex="11pt" style:font-style-complex="italic"/>
    </style:style>
    <style:style style:name="T10" style:family="text">
      <style:text-properties fo:font-size="11pt" fo:language="en" fo:country="US" style:font-size-asian="11pt" style:font-size-complex="11pt"/>
    </style:style>
    <style:style style:name="T11" style:family="text">
      <style:text-properties fo:font-size="11pt" fo:language="en" fo:country="US" officeooo:rsid="00024d7b" style:font-size-asian="11pt" style:font-size-complex="11pt"/>
    </style:style>
    <style:style style:name="T12" style:family="text">
      <style:text-properties officeooo:rsid="000354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№<text:span text:style-name="T12">6</text:span>.</text:p>
      <text:p text:style-name="Standard"><text:span text:style-name="T2">В таблице с данными содержатся координаты </text:span><text:span text:style-name="T7">x</text:span><text:span text:style-name="T10"> </text:span><text:span text:style-name="T2">и </text:span><text:span text:style-name="T7">y</text:span><text:span text:style-name="T10"> </text:span><text:span text:style-name="T2">точек некоторого изображения (давайте считать, что это обработанное фото трёх монеток с зашумлением). Примените к данным вашего варианта метод</text:span><text:span text:style-name="T3">ы</text:span><text:span text:style-name="T2"> </text:span><text:span text:style-name="T8">k</text:span><text:span text:style-name="T10">-</text:span><text:span text:style-name="T2">средних </text:span><text:span text:style-name="T3">и </text:span><text:span text:style-name="T9">k</text:span><text:span text:style-name="T11">-</text:span><text:span text:style-name="T3">медиан</text:span><text:span text:style-name="T2">, перебирая число кластеров </text:span><text:span text:style-name="T7">k</text:span><text:span text:style-name="T10"> = 2, 3, 4. </text:span><text:span text:style-name="T2">Для каждого </text:span><text:span text:style-name="T8">k</text:span><text:span text:style-name="T10"> </text:span><text:span text:style-name="T2">изобразите полученное разбиение на графике, выделяя кластеры разными цветами. По графикам оцените, насколько удалось распознать образы монеток </text:span><text:span text:style-name="T4">и</text:span><text:span text:style-name="T2"> </text:span><text:span text:style-name="T3">есть ли различия в результатах, полученных методом </text:span><text:span text:style-name="T9">k</text:span><text:span text:style-name="T11">-</text:span><text:span text:style-name="T3">средних и методом </text:span><text:span text:style-name="T9">k</text:span><text:span text:style-name="T11">-</text:span><text:span text:style-name="T3">медиан.</text:span></text:p>
      <text:p text:style-name="Standard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9:42:26.67</meta:creation-date>
    <dc:date>2019-06-01T23:00:31.210000000</dc:date>
    <meta:editing-duration>PT4M58S</meta:editing-duration>
    <meta:editing-cycles>3</meta:editing-cycles>
    <meta:generator>LibreOffice/6.0.1.1$Windows_x86 LibreOffice_project/60bfb1526849283ce2491346ed2aa51c465abfe6</meta:generator>
    <meta:document-statistic meta:table-count="0" meta:image-count="0" meta:object-count="0" meta:page-count="1" meta:paragraph-count="2" meta:word-count="73" meta:character-count="502" meta:non-whitespace-character-count="431"/>
  </office:meta>
</office:document-meta>
</file>